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1a3f9" officeooo:paragraph-rsid="0011a3f9"/>
    </style:style>
    <style:style style:name="P2" style:family="paragraph" style:parent-style-name="Text_20_body">
      <style:text-properties officeooo:rsid="0011a3f9" officeooo:paragraph-rsid="0011a3f9"/>
    </style:style>
    <style:style style:name="P3" style:family="paragraph" style:parent-style-name="Text_20_body">
      <style:text-properties officeooo:paragraph-rsid="0011a3f9"/>
    </style:style>
    <style:style style:name="P4" style:family="paragraph" style:parent-style-name="Title">
      <style:text-properties officeooo:rsid="0011a3f9" officeooo:paragraph-rsid="0011a3f9"/>
    </style:style>
    <style:style style:name="T1" style:family="text">
      <style:text-properties officeooo:rsid="0011a3f9"/>
    </style:style>
    <style:style style:name="T2" style:family="text">
      <style:text-properties officeooo:rsid="001554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jet de LP2A</text:p>
      <text:p text:style-name="P2"/>
      <text:h text:style-name="P1" text:outline-level="1">Règles :</text:h>
      <text:p text:style-name="P3">- <text:span text:style-name="T1">150 cartes</text:span></text:p>
      <text:p text:style-name="P3">- <text:span text:style-name="T1">Valeur des cartes entre -2 et +12</text:span></text:p>
      <text:p text:style-name="P3">- <text:span text:style-name="T1">2 à 8 joueurs</text:span></text:p>
      <text:p text:style-name="P3">- <text:span text:style-name="T1">12 cartes retournées par joueur au depart </text:span><text:span text:style-name="T2">en 4x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11a3f9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1T17:38:30.315475801</meta:creation-date>
    <dc:date>2023-03-31T17:41:00.656713597</dc:date>
    <meta:editing-duration>PT2M3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6" meta:word-count="31" meta:character-count="134" meta:non-whitespace-character-count="109"/>
  </office:meta>
</office:document-meta>
</file>